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96cm" fo:min-width="4.9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4cm" fo:min-width="5.79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4cm" fo:min-width="3.59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cm" fo:min-width="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4cm" fo:min-width="2.648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4cm" fo:min-width="3.436cm"/>
      <style:paragraph-properties style:writing-mode="lr-tb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88cm" fo:min-width="2.417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1cm" fo:min-width="2.02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64cm" fo:min-width="3.278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024cm" fo:min-width="1.976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6.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objectwithoutfill">
      <style:graphic-properties draw:marker-end="Arrowheads_20_19" draw:marker-end-width="0.3cm" draw:fill="none" draw:textarea-vertical-align="middle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812cm" fo:min-width="2.417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.01cm" fo:min-width="2.806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76cm" fo:min-width="2.376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cm" fo:min-width="3.25cm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168cm" fo:min-width="2.176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988cm" fo:min-width="2.152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.5cm"/>
      <style:paragraph-properties style:writing-mode="lr-tb"/>
    </style:style>
    <style:style style:name="gr36" style:family="graphic" style:parent-style-name="objectwithoutfill">
      <style:graphic-properties draw:marker-end="Arrowheads_20_23" draw:marker-end-width="0.3cm" draw:fill="none" draw:textarea-vertical-align="middle"/>
    </style:style>
    <style:style style:name="gr37" style:family="graphic" style:parent-style-name="objectwithoutfill">
      <style:graphic-properties draw:marker-end="Arrowheads_20_24" draw:marker-end-width="0.3cm" draw:fill="none" draw:textarea-vertical-align="middle"/>
    </style:style>
    <style:style style:name="gr38" style:family="graphic" style:parent-style-name="objectwithoutfill">
      <style:graphic-properties draw:marker-end="Arrowheads_20_25" draw:marker-end-width="0.3cm" draw:fill="none" draw:textarea-vertical-align="middle"/>
    </style:style>
    <style:style style:name="gr39" style:family="graphic" style:parent-style-name="objectwithoutfill">
      <style:graphic-properties draw:marker-end="Arrowheads_20_26" draw:marker-end-width="0.3cm" draw:fill="none" draw:textarea-vertical-align="middl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01cm" fo:min-width="2.176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1cm" fo:min-width="2.168cm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43" style:family="graphic" style:parent-style-name="objectwithoutfill">
      <style:graphic-properties draw:marker-end="Arrowheads_20_27" draw:marker-end-width="0.3cm" draw:fill="none" draw:textarea-vertical-align="middle"/>
    </style:style>
    <style:style style:name="gr44" style:family="graphic" style:parent-style-name="objectwithoutfill">
      <style:graphic-properties draw:marker-end="Arrowheads_20_28" draw:marker-end-width="0.3cm" draw:fill="none" draw:textarea-vertical-align="middle"/>
    </style:style>
    <style:style style:name="gr45" style:family="graphic" style:parent-style-name="objectwithoutfill">
      <style:graphic-properties draw:marker-end="Arrowheads_20_29" draw:marker-end-width="0.3cm" draw:fill="none" draw:textarea-vertical-align="middle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gr47" style:family="graphic" style:parent-style-name="objectwithoutfill">
      <style:graphic-properties draw:marker-end="Arrowheads_20_31" draw:marker-end-width="0.3cm" draw:fill="none" draw:textarea-vertical-align="middle"/>
    </style:style>
    <style:style style:name="gr48" style:family="graphic" style:parent-style-name="objectwithoutfill">
      <style:graphic-properties draw:marker-end="Arrowheads_20_33" draw:marker-end-width="0.3cm" draw:fill="none" draw:textarea-vertical-align="middle"/>
    </style:style>
    <style:style style:name="gr49" style:family="graphic" style:parent-style-name="objectwithoutfill">
      <style:graphic-properties draw:marker-end="Arrowheads_20_34" draw:marker-end-width="0.3cm" draw:fill="none" draw:textarea-vertical-align="middle"/>
    </style:style>
    <style:style style:name="gr50" style:family="graphic" style:parent-style-name="objectwithoutfill">
      <style:graphic-properties draw:marker-end="Arrowheads_20_35" draw:marker-end-width="0.3cm" draw:fill="none" draw:textarea-vertical-align="middle"/>
    </style:style>
    <style:style style:name="gr51" style:family="graphic" style:parent-style-name="objectwithoutfill">
      <style:graphic-properties draw:marker-end="Arrowheads_20_36" draw:marker-end-width="0.3cm" draw:fill="none" draw:textarea-vertical-align="middle"/>
    </style:style>
    <style:style style:name="gr52" style:family="graphic" style:parent-style-name="objectwithoutfill">
      <style:graphic-properties draw:marker-end="Arrowheads_20_37" draw:marker-end-width="0.3cm" draw:fill="none" draw:textarea-vertical-align="middle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176cm" fo:min-width="3.126cm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01cm" fo:min-width="3.31cm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324cm" fo:min-width="5.734cm"/>
      <style:paragraph-properties style:writing-mode="lr-tb"/>
    </style:style>
    <style:style style:name="gr56" style:family="graphic" style:parent-style-name="objectwithoutfill">
      <style:graphic-properties draw:marker-end="Arrowheads_20_38" draw:marker-end-width="0.3cm" draw:fill="none" draw:textarea-vertical-align="middl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1.01cm" fo:min-width="5.104cm"/>
      <style:paragraph-properties style:writing-mode="lr-tb"/>
    </style:style>
    <style:style style:name="gr58" style:family="graphic" style:parent-style-name="objectwithoutfill">
      <style:graphic-properties draw:marker-end="Arrowheads_20_39" draw:marker-end-width="0.3cm" draw:fill="none" draw:textarea-vertical-align="middle"/>
    </style:style>
    <style:style style:name="gr59" style:family="graphic" style:parent-style-name="objectwithoutfill">
      <style:graphic-properties draw:marker-end="Arrowheads_20_4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4" draw:id="id4" draw:layer="layout" svg:width="7.75cm" svg:height="2.75cm" svg:x="6.375cm" svg:y="1.25cm">
            <text:p text:style-name="P1">Начало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10cm" svg:height="3cm" svg:x="5.25cm" svg:y="5cm">
            <text:p text:style-name="P1">Вывод</text:p>
            <text:p text:style-name="P1">Введите два числа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xml:id="id6" draw:id="id6" draw:layer="layout" svg:width="6.5cm" svg:height="3cm" svg:x="7cm" svg:y="8.75cm">
            <text:p text:style-name="P1">Ввод:</text:p>
            <text:p text:style-name="P1">a, b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custom-shape draw:style-name="gr4" draw:text-style-name="P2" xml:id="id1" draw:id="id1" draw:layer="layout" svg:width="8cm" svg:height="4cm" svg:x="6.25cm" svg:y="12.75cm">
              <text:p text:style-name="P1">b &lt;&gt; 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gr5" draw:text-style-name="P4" draw:layer="layout" svg:width="2cm" svg:height="1cm" svg:x="11.75cm" svg:y="12.25cm">
              <draw:text-box draw:corner-radius="6.5cm">
                <text:p text:style-name="P3">Да</text:p>
              </draw:text-box>
            </draw:frame>
            <draw:frame draw:style-name="gr6" draw:text-style-name="P4" draw:layer="layout" svg:width="1.832cm" svg:height="0.962cm" svg:x="6.75cm" svg:y="12.25cm">
              <draw:text-box>
                <text:p text:style-name="P3">Нет</text:p>
              </draw:text-box>
            </draw:frame>
          </draw:g>
          <draw:custom-shape draw:style-name="gr7" draw:text-style-name="P2" xml:id="id2" draw:id="id2" draw:layer="layout" svg:width="5.5cm" svg:height="2.75cm" svg:x="13cm" svg:y="16.75cm">
            <text:p text:style-name="P1">c = a / b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7" draw:id="id7" draw:layer="layout" svg:width="5cm" svg:height="3cm" svg:x="13.25cm" svg:y="20.75cm">
            <text:p text:style-name="P1">Вывод:</text:p>
            <text:p text:style-name="P1">с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" xml:id="id3" draw:id="id3" draw:layer="layout" svg:width="6.25cm" svg:height="3cm" svg:x="1.75cm" svg:y="16.75cm">
            <text:p text:style-name="P1">Вывод:</text:p>
            <text:p text:style-name="P1">Решения нет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10" draw:text-style-name="P5" draw:layer="layout" svg:x1="14.25cm" svg:y1="14.75cm" svg:x2="15.75cm" svg:y2="16.75cm" draw:start-shape="id1" draw:start-glue-point="7" draw:end-shape="id2" draw:end-glue-point="0" svg:d="M14250 14750h1500v2000" svg:viewBox="0 0 1501 2001">
            <text:p/>
          </draw:connector>
          <draw:connector draw:style-name="gr11" draw:text-style-name="P5" draw:layer="layout" svg:x1="6.25cm" svg:y1="14.75cm" svg:x2="4.875cm" svg:y2="16.75cm" draw:start-shape="id1" draw:start-glue-point="5" draw:end-shape="id3" draw:end-glue-point="5" svg:d="M6250 14750h-1375v2000" svg:viewBox="0 0 1376 2001">
            <text:p/>
          </draw:connector>
          <draw:connector draw:style-name="gr12" draw:text-style-name="P5" draw:layer="layout" draw:type="line" svg:x1="10.25cm" svg:y1="4cm" svg:x2="10.25cm" svg:y2="5cm" draw:start-shape="id4" draw:start-glue-point="8" draw:end-shape="id5" draw:end-glue-point="5" svg:d="M10250 4000v1000" svg:viewBox="0 0 1 1001">
            <text:p/>
          </draw:connector>
          <draw:connector draw:style-name="gr13" draw:text-style-name="P5" draw:layer="layout" draw:type="line" svg:x1="10.25cm" svg:y1="8cm" svg:x2="10.25cm" svg:y2="8.75cm" draw:start-shape="id5" draw:start-glue-point="8" draw:end-shape="id6" draw:end-glue-point="5" svg:d="M10250 8000v750" svg:viewBox="0 0 1 751">
            <text:p/>
          </draw:connector>
          <draw:connector draw:style-name="gr14" draw:text-style-name="P5" draw:layer="layout" draw:type="line" svg:x1="10.25cm" svg:y1="11.75cm" svg:x2="10.25cm" svg:y2="12.75cm" draw:start-shape="id6" draw:start-glue-point="8" draw:end-shape="id1" draw:end-glue-point="4" svg:d="M10250 11750v1000" svg:viewBox="0 0 1 1001">
            <text:p/>
          </draw:connector>
          <draw:connector draw:style-name="gr15" draw:text-style-name="P5" draw:layer="layout" draw:type="line" svg:x1="15.75cm" svg:y1="19.5cm" svg:x2="15.75cm" svg:y2="20.75cm" draw:start-shape="id2" draw:start-glue-point="2" draw:end-shape="id7" draw:end-glue-point="5" svg:d="M15750 19500v1250" svg:viewBox="0 0 1 1251">
            <text:p/>
          </draw:connector>
          <draw:custom-shape draw:style-name="gr1" draw:text-style-name="P2" xml:id="id8" draw:id="id8" draw:layer="layout" svg:width="7.75cm" svg:height="2.75cm" svg:x="6.25cm" svg:y="25.7cm">
            <text:p text:style-name="P1">Конец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5" draw:layer="layout" svg:x1="4.875cm" svg:y1="19.75cm" svg:x2="10.125cm" svg:y2="25.7cm" draw:start-shape="id3" draw:start-glue-point="8" draw:end-shape="id8" draw:end-glue-point="4" svg:d="M4875 19750v2976h5250v2974" svg:viewBox="0 0 5251 5951">
            <text:p/>
          </draw:connector>
          <draw:connector draw:style-name="gr17" draw:text-style-name="P5" draw:layer="layout" svg:x1="15.75cm" svg:y1="23.75cm" svg:x2="10.125cm" svg:y2="25.7cm" draw:start-shape="id7" draw:start-glue-point="8" draw:end-shape="id8" draw:end-glue-point="4" svg:d="M15750 23750v976h-5625v974" svg:viewBox="0 0 5626 1951">
            <text:p/>
          </draw:connector>
        </draw:g>
      </draw:page>
      <draw:page draw:name="page2" draw:style-name="dp1" draw:master-page-name="Default">
        <draw:g>
          <draw:custom-shape draw:style-name="gr18" draw:text-style-name="P2" xml:id="id9" draw:id="id9" draw:layer="layout" svg:width="4.125cm" svg:height="1.75cm" svg:x="10.438cm" svg:y="1.25cm">
            <text:p text:style-name="P1">Начало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xml:id="id10" draw:id="id10" draw:layer="layout" svg:width="4cm" svg:height="2cm" svg:x="10.5cm" svg:y="4cm">
            <text:p text:style-name="P1">Ввод</text:p>
            <text:p text:style-name="P1">num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2" xml:id="id12" draw:id="id12" draw:layer="layout" svg:width="6cm" svg:height="2cm" svg:x="9.5cm" svg:y="13cm">
            <text:p text:style-name="P1">summa = a + b + c</text:p>
            <text:p text:style-name="P1">mult = a * b * c</text:p>
            <draw:enhanced-geometry svg:viewBox="0 0 21600 21600" draw:type="rectangle" draw:enhanced-path="M 0 0 L 21600 0 21600 21600 0 21600 0 0 Z N"/>
          </draw:custom-shape>
          <draw:custom-shape draw:style-name="gr21" draw:text-style-name="P2" xml:id="id13" draw:id="id13" draw:layer="layout" svg:width="6cm" svg:height="3cm" svg:x="9.5cm" svg:y="16cm">
            <text:p text:style-name="P1">Вывод:</text:p>
            <text:p text:style-name="P1">summa</text:p>
            <text:p text:style-name="P1">mult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12" draw:text-style-name="P5" draw:layer="layout" draw:type="line" svg:x1="12.501cm" svg:y1="3cm" svg:x2="12.5cm" svg:y2="4cm" draw:start-shape="id9" draw:start-glue-point="8" draw:end-shape="id10" draw:end-glue-point="5" svg:d="M12501 3000l-1 1000" svg:viewBox="0 0 2 1001">
            <text:p/>
          </draw:connector>
          <draw:connector draw:style-name="gr13" draw:text-style-name="P5" draw:layer="layout" draw:type="line" svg:x1="12.5cm" svg:y1="6cm" svg:x2="12.5cm" svg:y2="7cm" draw:start-shape="id10" draw:start-glue-point="8" draw:end-shape="id11" draw:end-glue-point="0" svg:d="M12500 6000v1000" svg:viewBox="0 0 1 1001">
            <text:p/>
          </draw:connector>
          <draw:connector draw:style-name="gr15" draw:text-style-name="P5" draw:layer="layout" draw:type="line" svg:x1="12.5cm" svg:y1="15cm" svg:x2="12.5cm" svg:y2="16cm" draw:start-shape="id12" draw:start-glue-point="2" draw:end-shape="id13" draw:end-glue-point="5" svg:d="M12500 15000v1000" svg:viewBox="0 0 1 1001">
            <text:p/>
          </draw:connector>
          <draw:custom-shape draw:style-name="gr22" draw:text-style-name="P2" xml:id="id16" draw:id="id16" draw:layer="layout" svg:width="3.5cm" svg:height="1.8cm" svg:x="10.75cm" svg:y="20cm">
            <text:p text:style-name="P1">Конец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xml:id="id14" draw:id="id14" draw:layer="layout" svg:width="7cm" svg:height="1cm" svg:x="9cm" svg:y="9cm">
            <text:p text:style-name="P1">b = num % 100 // 10</text:p>
            <draw:enhanced-geometry svg:viewBox="0 0 21600 21600" draw:type="rectangle" draw:enhanced-path="M 0 0 L 21600 0 21600 21600 0 21600 0 0 Z N"/>
          </draw:custom-shape>
          <draw:custom-shape draw:style-name="gr24" draw:text-style-name="P2" xml:id="id11" draw:id="id11" draw:layer="layout" svg:width="6cm" svg:height="1cm" svg:x="9.5cm" svg:y="7cm">
            <text:p text:style-name="P1">a = num // 100</text:p>
            <draw:enhanced-geometry svg:viewBox="0 0 21600 21600" draw:type="rectangle" draw:enhanced-path="M 0 0 L 21600 0 21600 21600 0 21600 0 0 Z N"/>
          </draw:custom-shape>
          <draw:custom-shape draw:style-name="gr24" draw:text-style-name="P2" xml:id="id15" draw:id="id15" draw:layer="layout" svg:width="6cm" svg:height="1cm" svg:x="9.5cm" svg:y="11cm">
            <text:p text:style-name="P1">c = num % 10</text:p>
            <draw:enhanced-geometry svg:viewBox="0 0 21600 21600" draw:type="rectangle" draw:enhanced-path="M 0 0 L 21600 0 21600 21600 0 21600 0 0 Z N"/>
          </draw:custom-shape>
          <draw:connector draw:style-name="gr25" draw:text-style-name="P5" draw:layer="controls" draw:type="line" svg:x1="12.5cm" svg:y1="8cm" svg:x2="12.5cm" svg:y2="9cm" draw:start-shape="id11" draw:start-glue-point="2" draw:end-shape="id14" draw:end-glue-point="0" svg:d="M12500 8000v1000" svg:viewBox="0 0 1 1001">
            <text:p/>
          </draw:connector>
          <draw:connector draw:style-name="gr26" draw:text-style-name="P5" draw:layer="controls" draw:type="line" svg:x1="12.5cm" svg:y1="10cm" svg:x2="12.5cm" svg:y2="11cm" draw:start-shape="id14" draw:start-glue-point="2" draw:end-shape="id15" draw:end-glue-point="0" svg:d="M12500 10000v1000" svg:viewBox="0 0 1 1001">
            <text:p/>
          </draw:connector>
          <draw:connector draw:style-name="gr27" draw:text-style-name="P5" draw:layer="controls" draw:type="line" svg:x1="12.5cm" svg:y1="12cm" svg:x2="12.5cm" svg:y2="13cm" draw:start-shape="id15" draw:start-glue-point="2" draw:end-shape="id12" draw:end-glue-point="0" svg:d="M12500 12000v1000" svg:viewBox="0 0 1 1001">
            <text:p/>
          </draw:connector>
          <draw:connector draw:style-name="gr28" draw:text-style-name="P5" draw:layer="controls" draw:type="line" svg:x1="12.5cm" svg:y1="19cm" svg:x2="12.5cm" svg:y2="20cm" draw:start-shape="id13" draw:start-glue-point="8" draw:end-shape="id16" draw:end-glue-point="4" svg:d="M12500 19000v1000" svg:viewBox="0 0 1 1001">
            <text:p/>
          </draw:connector>
        </draw:g>
      </draw:page>
      <draw:page draw:name="page3" draw:style-name="dp1" draw:master-page-name="Default">
        <draw:custom-shape draw:style-name="gr29" draw:text-style-name="P2" xml:id="id20" draw:id="id20" draw:layer="controls" svg:width="4.125cm" svg:height="1.5cm" svg:x="10.522cm" svg:y="1.2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1" draw:id="id21" draw:layer="controls" svg:width="5.25cm" svg:height="2cm" svg:x="9.959cm" svg:y="3.75cm">
          <text:p text:style-name="P1">Ввод</text:p>
          <text:p text:style-name="P1">x: int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31" draw:text-style-name="P2" xml:id="id17" draw:id="id17" draw:layer="controls" svg:width="5.75cm" svg:height="2.25cm" svg:x="9.75cm" svg:y="6.75cm">
            <text:p text:style-name="P1">x &gt; 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5" draw:text-style-name="P4" draw:layer="controls" svg:width="2cm" svg:height="1cm" svg:x="14cm" svg:y="6.25cm">
            <draw:text-box draw:corner-radius="6.5cm">
              <text:p text:style-name="P3">Да</text:p>
            </draw:text-box>
          </draw:frame>
          <draw:frame draw:style-name="gr6" draw:text-style-name="P4" draw:layer="controls" svg:width="1.832cm" svg:height="0.962cm" svg:x="9.668cm" svg:y="6.288cm">
            <draw:text-box>
              <text:p text:style-name="P3">Нет</text:p>
            </draw:text-box>
          </draw:frame>
        </draw:g>
        <draw:custom-shape draw:style-name="gr32" draw:text-style-name="P2" xml:id="id18" draw:id="id18" draw:layer="controls" svg:width="3.75cm" svg:height="1.25cm" svg:x="14.75cm" svg:y="11.25cm">
          <text:p text:style-name="P1">y = 2x - 10</text:p>
          <draw:enhanced-geometry svg:viewBox="0 0 21600 21600" draw:type="rectangle" draw:enhanced-path="M 0 0 L 21600 0 21600 21600 0 21600 0 0 Z N"/>
        </draw:custom-shape>
        <draw:custom-shape draw:style-name="gr33" draw:text-style-name="P2" xml:id="id24" draw:id="id24" draw:layer="controls" svg:width="4.25cm" svg:height="2.25cm" svg:x="10.5cm" svg:y="16cm">
          <text:p text:style-name="P1">Вывод:</text:p>
          <text:p text:style-name="P1">y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5" draw:layer="controls" svg:x1="15.5cm" svg:y1="7.875cm" svg:x2="16.625cm" svg:y2="11.25cm" draw:start-shape="id17" draw:start-glue-point="7" draw:end-shape="id18" draw:end-glue-point="0" svg:d="M15500 7875h1125v3375" svg:viewBox="0 0 1126 3376">
          <text:p/>
        </draw:connector>
        <draw:connector draw:style-name="gr11" draw:text-style-name="P5" draw:layer="controls" svg:x1="9.75cm" svg:y1="7.875cm" svg:x2="7.625cm" svg:y2="8.75cm" draw:start-shape="id17" draw:start-glue-point="5" draw:end-shape="id19" draw:end-glue-point="4" svg:d="M9750 7875h-2125v875" svg:viewBox="0 0 2126 876">
          <text:p/>
        </draw:connector>
        <draw:connector draw:style-name="gr12" draw:text-style-name="P5" draw:layer="controls" draw:type="line" svg:x1="12.585cm" svg:y1="2.75cm" svg:x2="12.584cm" svg:y2="3.75cm" draw:start-shape="id20" draw:start-glue-point="8" draw:end-shape="id21" draw:end-glue-point="5" svg:d="M12585 2750l-1 1000" svg:viewBox="0 0 2 1001">
          <text:p/>
        </draw:connector>
        <draw:connector draw:style-name="gr14" draw:text-style-name="P5" draw:layer="controls" draw:type="line" svg:x1="12.584cm" svg:y1="5.75cm" svg:x2="12.625cm" svg:y2="6.75cm" draw:start-shape="id21" draw:start-glue-point="8" draw:end-shape="id17" draw:end-glue-point="4" svg:d="M12584 5750l41 1000" svg:viewBox="0 0 42 1001">
          <text:p/>
        </draw:connector>
        <draw:custom-shape draw:style-name="gr34" draw:text-style-name="P2" xml:id="id25" draw:id="id25" draw:layer="controls" svg:width="3.75cm" svg:height="1.75cm" svg:x="10.75cm" svg:y="19.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9" draw:id="id19" draw:layer="controls" svg:width="5.75cm" svg:height="2.25cm" svg:x="4.75cm" svg:y="8.75cm">
          <text:p text:style-name="P1">x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controls" svg:width="1.832cm" svg:height="0.962cm" svg:x="4.5cm" svg:y="8.25cm">
          <draw:text-box>
            <text:p text:style-name="P3">Нет</text:p>
          </draw:text-box>
        </draw:frame>
        <draw:frame draw:style-name="gr5" draw:text-style-name="P4" draw:layer="controls" svg:width="2cm" svg:height="1cm" svg:x="8.75cm" svg:y="8.25cm">
          <draw:text-box draw:corner-radius="6.5cm">
            <text:p text:style-name="P3">Да</text:p>
          </draw:text-box>
        </draw:frame>
        <draw:custom-shape draw:style-name="gr35" draw:text-style-name="P2" xml:id="id22" draw:id="id22" draw:layer="controls" svg:width="2cm" svg:height="1.25cm" svg:x="10cm" svg:y="11.25cm">
          <text:p text:style-name="P1">y = 0</text:p>
          <draw:enhanced-geometry svg:viewBox="0 0 21600 21600" draw:type="rectangle" draw:enhanced-path="M 0 0 L 21600 0 21600 21600 0 21600 0 0 Z N"/>
        </draw:custom-shape>
        <draw:connector draw:style-name="gr10" draw:text-style-name="P5" draw:layer="controls" svg:x1="10.5cm" svg:y1="9.875cm" svg:x2="11cm" svg:y2="11.25cm" draw:start-shape="id19" draw:start-glue-point="7" draw:end-shape="id22" draw:end-glue-point="0" svg:d="M10500 9875h500v1375" svg:viewBox="0 0 501 1376">
          <text:p/>
        </draw:connector>
        <draw:custom-shape draw:style-name="gr32" draw:text-style-name="P2" xml:id="id23" draw:id="id23" draw:layer="controls" svg:width="3.75cm" svg:height="1.25cm" svg:x="2cm" svg:y="11.25cm">
          <text:p text:style-name="P1">y = 2|x| - 1</text:p>
          <draw:enhanced-geometry svg:viewBox="0 0 21600 21600" draw:type="rectangle" draw:enhanced-path="M 0 0 L 21600 0 21600 21600 0 21600 0 0 Z N"/>
        </draw:custom-shape>
        <draw:connector draw:style-name="gr10" draw:text-style-name="P5" draw:layer="controls" svg:x1="4.75cm" svg:y1="9.875cm" svg:x2="3.875cm" svg:y2="11.25cm" draw:start-shape="id19" draw:start-glue-point="5" draw:end-shape="id23" draw:end-glue-point="0" svg:d="M4750 9875h-875v1375" svg:viewBox="0 0 876 1376">
          <text:p/>
        </draw:connector>
        <draw:connector draw:style-name="gr36" draw:text-style-name="P5" draw:layer="controls" svg:x1="3.875cm" svg:y1="12.5cm" svg:x2="12.625cm" svg:y2="16cm" draw:start-shape="id23" draw:start-glue-point="2" draw:end-shape="id24" draw:end-glue-point="5" svg:d="M3875 12500v1750h8750v1750" svg:viewBox="0 0 8751 3501">
          <text:p/>
        </draw:connector>
        <draw:connector draw:style-name="gr37" draw:text-style-name="P5" draw:layer="controls" svg:x1="11cm" svg:y1="12.5cm" svg:x2="12.625cm" svg:y2="16cm" draw:start-shape="id22" draw:start-glue-point="2" draw:end-shape="id24" draw:end-glue-point="5" svg:d="M11000 12500v1750h1625v1750" svg:viewBox="0 0 1626 3501">
          <text:p/>
        </draw:connector>
        <draw:connector draw:style-name="gr38" draw:text-style-name="P5" draw:layer="controls" svg:x1="16.625cm" svg:y1="12.5cm" svg:x2="12.625cm" svg:y2="16cm" draw:start-shape="id18" draw:start-glue-point="2" draw:end-shape="id24" draw:end-glue-point="5" svg:d="M16625 12500v1750h-4000v1750" svg:viewBox="0 0 4001 3501">
          <text:p/>
        </draw:connector>
        <draw:connector draw:style-name="gr39" draw:text-style-name="P5" draw:layer="controls" draw:type="line" svg:x1="12.625cm" svg:y1="18.25cm" svg:x2="12.625cm" svg:y2="19.5cm" draw:start-shape="id24" draw:start-glue-point="8" draw:end-shape="id25" draw:end-glue-point="4" svg:d="M12625 18250v1250" svg:viewBox="0 0 1 1251">
          <text:p/>
        </draw:connector>
      </draw:page>
      <draw:page draw:name="page4" draw:style-name="dp1" draw:master-page-name="Default">
        <draw:custom-shape draw:style-name="gr29" draw:text-style-name="P2" xml:id="id28" draw:id="id28" draw:layer="controls" svg:width="4.125cm" svg:height="1.5cm" svg:x="7.875cm" svg:y="1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9" draw:id="id29" draw:layer="controls" svg:width="5.25cm" svg:height="2cm" svg:x="7.312cm" svg:y="3.5cm">
          <text:p text:style-name="P1">Ввод</text:p>
          <text:p text:style-name="P1">a, b, 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xml:id="id26" draw:id="id26" draw:layer="controls" svg:width="5.75cm" svg:height="2.25cm" svg:x="7.062cm" svg:y="9.25cm">
          <text:p text:style-name="P1">m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controls" svg:width="2cm" svg:height="1cm" svg:x="11.5cm" svg:y="8.75cm">
          <draw:text-box draw:corner-radius="6.5cm">
            <text:p text:style-name="P3">Да</text:p>
          </draw:text-box>
        </draw:frame>
        <draw:frame draw:style-name="gr6" draw:text-style-name="P4" draw:layer="controls" svg:width="1.832cm" svg:height="0.962cm" svg:x="6.918cm" svg:y="8.75cm">
          <draw:text-box>
            <text:p text:style-name="P3">Нет</text:p>
          </draw:text-box>
        </draw:frame>
        <draw:custom-shape draw:style-name="gr32" draw:text-style-name="P2" xml:id="id27" draw:id="id27" draw:layer="controls" svg:width="3.75cm" svg:height="1.25cm" svg:x="11.5cm" svg:y="12cm">
          <text:p text:style-name="P1">m = b</text:p>
          <draw:enhanced-geometry svg:viewBox="0 0 21600 21600" draw:type="rectangle" draw:enhanced-path="M 0 0 L 21600 0 21600 21600 0 21600 0 0 Z N"/>
        </draw:custom-shape>
        <draw:custom-shape draw:style-name="gr40" draw:text-style-name="P2" xml:id="id32" draw:id="id32" draw:layer="controls" svg:width="4.25cm" svg:height="2cm" svg:x="7.75cm" svg:y="20.5cm">
          <text:p text:style-name="P1">Вывод:</text:p>
          <text:p text:style-name="P1">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5" draw:layer="controls" svg:x1="12.812cm" svg:y1="10.375cm" svg:x2="13.375cm" svg:y2="12cm" draw:start-shape="id26" draw:start-glue-point="7" draw:end-shape="id27" draw:end-glue-point="0" svg:d="M12812 10375h563v1625" svg:viewBox="0 0 564 1626">
          <text:p/>
        </draw:connector>
        <draw:connector draw:style-name="gr12" draw:text-style-name="P5" draw:layer="controls" draw:type="line" svg:x1="9.938cm" svg:y1="2.5cm" svg:x2="9.937cm" svg:y2="3.5cm" draw:start-shape="id28" draw:start-glue-point="8" draw:end-shape="id29" draw:end-glue-point="5" svg:d="M9938 2500l-1 1000" svg:viewBox="0 0 2 1001">
          <text:p/>
        </draw:connector>
        <draw:custom-shape draw:style-name="gr34" draw:text-style-name="P2" xml:id="id33" draw:id="id33" draw:layer="controls" svg:width="3.75cm" svg:height="1.75cm" svg:x="8cm" svg:y="23.75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30" draw:id="id30" draw:layer="controls" svg:width="5.75cm" svg:height="2.25cm" svg:x="7.625cm" svg:y="15cm">
          <text:p text:style-name="P1">m &lt;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controls" svg:width="1.832cm" svg:height="0.962cm" svg:x="7.25cm" svg:y="14.5cm">
          <draw:text-box>
            <text:p text:style-name="P3">Нет</text:p>
          </draw:text-box>
        </draw:frame>
        <draw:frame draw:style-name="gr5" draw:text-style-name="P4" draw:layer="controls" svg:width="2cm" svg:height="1cm" svg:x="11.75cm" svg:y="14.5cm">
          <draw:text-box draw:corner-radius="6.5cm">
            <text:p text:style-name="P3">Да</text:p>
          </draw:text-box>
        </draw:frame>
        <draw:custom-shape draw:style-name="gr41" draw:text-style-name="P2" xml:id="id31" draw:id="id31" draw:layer="controls" svg:width="2.668cm" svg:height="1.25cm" svg:x="12.75cm" svg:y="17.5cm">
          <text:p text:style-name="P1">m = c</text:p>
          <draw:enhanced-geometry svg:viewBox="0 0 21600 21600" draw:type="rectangle" draw:enhanced-path="M 0 0 L 21600 0 21600 21600 0 21600 0 0 Z N"/>
        </draw:custom-shape>
        <draw:connector draw:style-name="gr10" draw:text-style-name="P5" draw:layer="controls" svg:x1="13.375cm" svg:y1="16.125cm" svg:x2="14.084cm" svg:y2="17.5cm" draw:start-shape="id30" draw:start-glue-point="7" draw:end-shape="id31" draw:end-glue-point="0" svg:d="M13375 16125h709v1375" svg:viewBox="0 0 710 1376">
          <text:p/>
        </draw:connector>
        <draw:connector draw:style-name="gr37" draw:text-style-name="P5" draw:layer="controls" svg:x1="14.084cm" svg:y1="18.75cm" svg:x2="9.875cm" svg:y2="20.5cm" draw:start-shape="id31" draw:start-glue-point="2" draw:end-shape="id32" draw:end-glue-point="5" svg:d="M14084 18750v875h-4209v875" svg:viewBox="0 0 4210 1751">
          <text:p/>
        </draw:connector>
        <draw:connector draw:style-name="gr39" draw:text-style-name="P5" draw:layer="controls" draw:type="line" svg:x1="9.875cm" svg:y1="22.5cm" svg:x2="9.875cm" svg:y2="23.75cm" draw:start-shape="id32" draw:start-glue-point="8" draw:end-shape="id33" draw:end-glue-point="4" svg:d="M9875 22500v1250" svg:viewBox="0 0 1 1251">
          <text:p/>
        </draw:connector>
        <draw:custom-shape draw:style-name="gr42" draw:text-style-name="P2" xml:id="id34" draw:id="id34" draw:layer="controls" svg:width="3.25cm" svg:height="1.25cm" svg:x="8.312cm" svg:y="6.75cm">
          <text:p text:style-name="P1">m = a</text:p>
          <draw:enhanced-geometry svg:viewBox="0 0 21600 21600" draw:type="rectangle" draw:enhanced-path="M 0 0 L 21600 0 21600 21600 0 21600 0 0 Z N"/>
        </draw:custom-shape>
        <draw:connector draw:style-name="gr43" draw:text-style-name="P5" draw:layer="controls" draw:type="line" svg:x1="9.937cm" svg:y1="5.5cm" svg:x2="9.937cm" svg:y2="6.75cm" draw:start-shape="id29" draw:start-glue-point="8" draw:end-shape="id34" draw:end-glue-point="0" svg:d="M9937 5500v1250" svg:viewBox="0 0 1 1251">
          <text:p/>
        </draw:connector>
        <draw:connector draw:style-name="gr44" draw:text-style-name="P5" draw:layer="controls" draw:type="line" svg:x1="9.937cm" svg:y1="8cm" svg:x2="9.937cm" svg:y2="9.25cm" draw:start-shape="id34" draw:start-glue-point="2" draw:end-shape="id26" draw:end-glue-point="4" svg:d="M9937 8000v1250" svg:viewBox="0 0 1 1251">
          <text:p/>
        </draw:connector>
        <draw:connector draw:style-name="gr45" draw:text-style-name="P5" draw:layer="controls" svg:x1="7.062cm" svg:y1="10.375cm" svg:x2="10.5cm" svg:y2="15cm" draw:start-shape="id26" draw:start-glue-point="5" draw:end-shape="id30" draw:end-glue-point="4" svg:d="M7062 10375h-501v2876h3939v1749" svg:viewBox="0 0 3940 4626">
          <text:p/>
        </draw:connector>
        <draw:connector draw:style-name="gr46" draw:text-style-name="P5" draw:layer="controls" svg:x1="13.375cm" svg:y1="13.25cm" svg:x2="10.5cm" svg:y2="15cm" draw:start-shape="id27" draw:start-glue-point="2" draw:end-shape="id30" draw:end-glue-point="4" svg:d="M13375 13250v875h-2875v875" svg:viewBox="0 0 2876 1751">
          <text:p/>
        </draw:connector>
        <draw:connector draw:style-name="gr47" draw:text-style-name="P5" draw:layer="controls" svg:x1="7.625cm" svg:y1="16.125cm" svg:x2="9.875cm" svg:y2="20.5cm" draw:start-shape="id30" draw:start-glue-point="5" draw:end-shape="id32" draw:end-glue-point="5" svg:d="M7625 16125h-501v2751h2751v1624" svg:viewBox="0 0 2752 4376">
          <text:p/>
        </draw:connector>
      </draw:page>
      <draw:page draw:name="page5" draw:style-name="dp1" draw:master-page-name="Default">
        <draw:custom-shape draw:style-name="gr29" draw:text-style-name="P2" xml:id="id37" draw:id="id37" draw:layer="controls" svg:width="4.125cm" svg:height="1.5cm" svg:x="8.438cm" svg:y="1.8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38" draw:id="id38" draw:layer="controls" svg:width="5.25cm" svg:height="2cm" svg:x="7.875cm" svg:y="4.35cm">
          <text:p text:style-name="P1">Ввод</text:p>
          <text:p text:style-name="P1">a, b, 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xml:id="id35" draw:id="id35" draw:layer="controls" svg:width="5.75cm" svg:height="2.25cm" svg:x="7.625cm" svg:y="7.35cm">
          <text:p text:style-name="P1">a &gt; <text:s/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controls" svg:width="2cm" svg:height="1cm" svg:x="12.8cm" svg:y="6.85cm">
          <draw:text-box draw:corner-radius="6.5cm">
            <text:p text:style-name="P3">Да</text:p>
          </draw:text-box>
        </draw:frame>
        <draw:frame draw:style-name="gr6" draw:text-style-name="P4" draw:layer="controls" svg:width="1.832cm" svg:height="0.962cm" svg:x="8.218cm" svg:y="6.85cm">
          <draw:text-box>
            <text:p text:style-name="P3">Нет</text:p>
          </draw:text-box>
        </draw:frame>
        <draw:custom-shape draw:style-name="gr40" draw:text-style-name="P2" xml:id="id39" draw:id="id39" draw:layer="controls" svg:width="4.25cm" svg:height="2cm" svg:x="15cm" svg:y="14.6cm">
          <text:p text:style-name="P1">Вывод:</text:p>
          <text:p text:style-name="P1">a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5" draw:layer="controls" svg:x1="13.375cm" svg:y1="8.475cm" svg:x2="14.125cm" svg:y2="10.85cm" draw:start-shape="id35" draw:start-glue-point="7" draw:end-shape="id36" draw:end-glue-point="4" svg:d="M13375 8475h750v2375" svg:viewBox="0 0 751 2376">
          <text:p/>
        </draw:connector>
        <draw:connector draw:style-name="gr12" draw:text-style-name="P5" draw:layer="controls" draw:type="line" svg:x1="10.501cm" svg:y1="3.35cm" svg:x2="10.5cm" svg:y2="4.35cm" draw:start-shape="id37" draw:start-glue-point="8" draw:end-shape="id38" draw:end-glue-point="5" svg:d="M10501 3350l-1 1000" svg:viewBox="0 0 2 1001">
          <text:p/>
        </draw:connector>
        <draw:custom-shape draw:style-name="gr34" draw:text-style-name="P2" xml:id="id43" draw:id="id43" draw:layer="controls" svg:width="3.75cm" svg:height="1.75cm" svg:x="8.625cm" svg:y="18.7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36" draw:id="id36" draw:layer="controls" svg:width="5.75cm" svg:height="2.25cm" svg:x="11.25cm" svg:y="10.85cm">
          <text:p text:style-name="P1">a &gt;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controls" svg:width="1.832cm" svg:height="0.962cm" svg:x="11.25cm" svg:y="10.388cm">
          <draw:text-box>
            <text:p text:style-name="P3">Нет</text:p>
          </draw:text-box>
        </draw:frame>
        <draw:frame draw:style-name="gr5" draw:text-style-name="P4" draw:layer="controls" svg:width="2cm" svg:height="1cm" svg:x="15cm" svg:y="10.1cm">
          <draw:text-box draw:corner-radius="6.5cm">
            <text:p text:style-name="P3">Да</text:p>
          </draw:text-box>
        </draw:frame>
        <draw:connector draw:style-name="gr10" draw:text-style-name="P5" draw:layer="controls" svg:x1="17cm" svg:y1="11.975cm" svg:x2="17.656cm" svg:y2="14.6cm" draw:start-shape="id36" draw:start-glue-point="7" draw:end-shape="id39" draw:end-glue-point="4" svg:d="M17000 11975h656v2625" svg:viewBox="0 0 657 2626">
          <text:p/>
        </draw:connector>
        <draw:connector draw:style-name="gr43" draw:text-style-name="P5" draw:layer="controls" draw:type="line" svg:x1="10.5cm" svg:y1="6.35cm" svg:x2="10.5cm" svg:y2="7.35cm" draw:start-shape="id38" draw:start-glue-point="8" draw:end-shape="id35" draw:end-glue-point="4" svg:d="M10500 6350v1000" svg:viewBox="0 0 1 1001">
          <text:p/>
        </draw:connector>
        <draw:connector draw:style-name="gr10" draw:text-style-name="P5" draw:layer="controls" svg:x1="7.625cm" svg:y1="8.475cm" svg:x2="6.975cm" svg:y2="10.85cm" draw:start-shape="id35" draw:start-glue-point="5" draw:end-shape="id40" draw:end-glue-point="4" svg:d="M7625 8475h-650v2375" svg:viewBox="0 0 651 2376">
          <text:p/>
        </draw:connector>
        <draw:custom-shape draw:style-name="gr31" draw:text-style-name="P2" xml:id="id40" draw:id="id40" draw:layer="controls" svg:width="5.75cm" svg:height="2.25cm" svg:x="4.1cm" svg:y="10.85cm">
          <text:p text:style-name="P1">b &lt;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controls" svg:width="1.832cm" svg:height="0.962cm" svg:x="3.95cm" svg:y="10.3cm">
          <draw:text-box>
            <text:p text:style-name="P3">Нет</text:p>
          </draw:text-box>
        </draw:frame>
        <draw:frame draw:style-name="gr5" draw:text-style-name="P4" draw:layer="controls" svg:width="2cm" svg:height="1cm" svg:x="9.25cm" svg:y="10.35cm">
          <draw:text-box draw:corner-radius="6.5cm">
            <text:p text:style-name="P3">Да</text:p>
          </draw:text-box>
        </draw:frame>
        <draw:custom-shape draw:style-name="gr40" draw:text-style-name="P2" xml:id="id41" draw:id="id41" draw:layer="controls" svg:width="4.25cm" svg:height="2cm" svg:x="8.375cm" svg:y="14.55cm">
          <text:p text:style-name="P1">Вывод:</text:p>
          <text:p text:style-name="P1">c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5" draw:layer="controls" svg:x1="11.25cm" svg:y1="11.975cm" svg:x2="10.5cm" svg:y2="14.55cm" draw:start-shape="id36" draw:start-glue-point="5" draw:end-shape="id41" draw:end-glue-point="5" svg:d="M11250 11975h-750v2575" svg:viewBox="0 0 751 2576">
          <text:p/>
        </draw:connector>
        <draw:custom-shape draw:style-name="gr40" draw:text-style-name="P2" xml:id="id42" draw:id="id42" draw:layer="controls" svg:width="4.25cm" svg:height="2cm" svg:x="0.9cm" svg:y="14.55cm">
          <text:p text:style-name="P1">Вывод:</text:p>
          <text:p text:style-name="P1">b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8" draw:text-style-name="P5" draw:layer="controls" svg:x1="4.1cm" svg:y1="11.975cm" svg:x2="3.556cm" svg:y2="14.55cm" draw:start-shape="id40" draw:start-glue-point="5" draw:end-shape="id42" draw:end-glue-point="4" svg:d="M4100 11975h-544v2575" svg:viewBox="0 0 545 2576">
          <text:p/>
        </draw:connector>
        <draw:connector draw:style-name="gr49" draw:text-style-name="P5" draw:layer="controls" svg:x1="9.85cm" svg:y1="11.975cm" svg:x2="10.5cm" svg:y2="14.55cm" draw:start-shape="id40" draw:start-glue-point="7" draw:end-shape="id41" draw:end-glue-point="5" svg:d="M9850 11975h650v2575" svg:viewBox="0 0 651 2576">
          <text:p/>
        </draw:connector>
        <draw:connector draw:style-name="gr50" draw:text-style-name="P5" draw:layer="controls" svg:x1="3.025cm" svg:y1="16.55cm" svg:x2="10.5cm" svg:y2="18.7cm" draw:start-shape="id42" draw:start-glue-point="8" draw:end-shape="id43" draw:end-glue-point="4" svg:d="M3025 16550v1076h7475v1074" svg:viewBox="0 0 7476 2151">
          <text:p/>
        </draw:connector>
        <draw:connector draw:style-name="gr51" draw:text-style-name="P5" draw:layer="controls" svg:x1="17.125cm" svg:y1="16.6cm" svg:x2="10.5cm" svg:y2="18.7cm" draw:start-shape="id39" draw:start-glue-point="8" draw:end-shape="id43" draw:end-glue-point="4" svg:d="M17125 16600v1051h-6625v1049" svg:viewBox="0 0 6626 2101">
          <text:p/>
        </draw:connector>
        <draw:connector draw:style-name="gr52" draw:text-style-name="P5" draw:layer="controls" draw:type="line" svg:x1="10.5cm" svg:y1="16.55cm" svg:x2="10.5cm" svg:y2="18.7cm" draw:start-shape="id41" draw:start-glue-point="8" draw:end-shape="id43" draw:end-glue-point="4" svg:d="M10500 16550v2150" svg:viewBox="0 0 1 2151">
          <text:p/>
        </draw:connector>
      </draw:page>
      <draw:page draw:name="page6" draw:style-name="dp1" draw:master-page-name="Default">
        <draw:custom-shape draw:style-name="gr29" draw:text-style-name="P2" xml:id="id46" draw:id="id46" draw:layer="controls" svg:width="4.125cm" svg:height="1.5cm" svg:x="8.738cm" svg:y="1.85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47" draw:id="id47" draw:layer="controls" svg:width="5.25cm" svg:height="2cm" svg:x="8.175cm" svg:y="4.35cm">
          <text:p text:style-name="P1">Ввод</text:p>
          <text:p text:style-name="P1">num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" xml:id="id44" draw:id="id44" draw:layer="controls" svg:width="7.25cm" svg:height="2.85cm" svg:x="7.2cm" svg:y="11.65cm">
          <text:p text:style-name="P1">ans == „b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controls" svg:width="2cm" svg:height="1cm" svg:x="12.6cm" svg:y="11.05cm">
          <draw:text-box draw:corner-radius="6.5cm">
            <text:p text:style-name="P3">Да</text:p>
          </draw:text-box>
        </draw:frame>
        <draw:frame draw:style-name="gr6" draw:text-style-name="P4" draw:layer="controls" svg:width="1.832cm" svg:height="0.962cm" svg:x="7.6cm" svg:y="11.138cm">
          <draw:text-box>
            <text:p text:style-name="P3">Нет</text:p>
          </draw:text-box>
        </draw:frame>
        <draw:custom-shape draw:style-name="gr54" draw:text-style-name="P2" xml:id="id45" draw:id="id45" draw:layer="controls" svg:width="6.05cm" svg:height="2cm" svg:x="13.45cm" svg:y="14.1cm">
          <text:p text:style-name="P1">Вывод:</text:p>
          <text:p text:style-name="P1">num * 1024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5" draw:layer="controls" svg:x1="14.45cm" svg:y1="13.075cm" svg:x2="16.475cm" svg:y2="14.1cm" draw:start-shape="id44" draw:start-glue-point="7" draw:end-shape="id45" draw:end-glue-point="5" svg:d="M14450 13075h2025v1025" svg:viewBox="0 0 2026 1026">
          <text:p/>
        </draw:connector>
        <draw:connector draw:style-name="gr12" draw:text-style-name="P5" draw:layer="controls" draw:type="line" svg:x1="10.801cm" svg:y1="3.35cm" svg:x2="10.8cm" svg:y2="4.35cm" draw:start-shape="id46" draw:start-glue-point="8" draw:end-shape="id47" draw:end-glue-point="5" svg:d="M10801 3350l-1 1000" svg:viewBox="0 0 2 1001">
          <text:p/>
        </draw:connector>
        <draw:custom-shape draw:style-name="gr34" draw:text-style-name="P2" xml:id="id49" draw:id="id49" draw:layer="controls" svg:width="3.75cm" svg:height="1.75cm" svg:x="9.175cm" svg:y="25.2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controls" svg:x1="7.2cm" svg:y1="13.075cm" svg:x2="6.575cm" svg:y2="14.8cm" draw:start-shape="id44" draw:start-glue-point="5" draw:end-shape="id48" draw:end-glue-point="4" svg:d="M7200 13075h-625v1725" svg:viewBox="0 0 626 1726">
          <text:p/>
        </draw:connector>
        <draw:connector draw:style-name="gr51" draw:text-style-name="P5" draw:layer="controls" draw:line-skew="2.249cm" svg:x1="16.475cm" svg:y1="16.1cm" svg:x2="11.05cm" svg:y2="25.2cm" draw:start-shape="id45" draw:start-glue-point="8" draw:end-shape="id49" draw:end-glue-point="4" svg:d="M16475 16100v6800h-5425v2300" svg:viewBox="0 0 5426 9101">
          <text:p/>
        </draw:connector>
        <draw:custom-shape draw:style-name="gr55" draw:text-style-name="P2" xml:id="id50" draw:id="id50" draw:layer="controls" svg:width="9.9cm" svg:height="2.5cm" svg:x="5.85cm" svg:y="7.5cm">
          <text:p text:style-name="P1">Ввод</text:p>
          <text:p text:style-name="P1">«b — в байты</text:p>
          <text:p text:style-name="P1">k — в килобайты»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5" draw:layer="controls" draw:type="line" svg:x1="10.8cm" svg:y1="6.35cm" svg:x2="10.8cm" svg:y2="7.5cm" draw:start-shape="id47" draw:start-glue-point="8" draw:end-shape="id50" draw:end-glue-point="5" svg:d="M10800 6350v1150" svg:viewBox="0 0 1 1151">
          <text:p/>
        </draw:connector>
        <draw:connector draw:style-name="gr56" draw:text-style-name="P5" draw:layer="controls" draw:type="line" svg:x1="10.8cm" svg:y1="10cm" svg:x2="10.825cm" svg:y2="11.65cm" draw:start-shape="id50" draw:start-glue-point="8" draw:end-shape="id44" draw:end-glue-point="4" svg:d="M10800 10000l25 1650" svg:viewBox="0 0 26 1651">
          <text:p/>
        </draw:connector>
        <draw:custom-shape draw:style-name="gr54" draw:text-style-name="P2" xml:id="id51" draw:id="id51" draw:layer="controls" svg:width="6.05cm" svg:height="2cm" svg:x="8.05cm" svg:y="17.35cm">
          <text:p text:style-name="P1">Вывод:</text:p>
          <text:p text:style-name="P1">num / 1024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2" xml:id="id48" draw:id="id48" draw:layer="controls" svg:width="7.25cm" svg:height="2.85cm" svg:x="2.95cm" svg:y="14.8cm">
          <text:p text:style-name="P1">ans == „k“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controls" svg:width="2cm" svg:height="1cm" svg:x="8.35cm" svg:y="14.2cm">
          <draw:text-box draw:corner-radius="6.5cm">
            <text:p text:style-name="P3">Да</text:p>
          </draw:text-box>
        </draw:frame>
        <draw:frame draw:style-name="gr6" draw:text-style-name="P4" draw:layer="controls" svg:width="1.832cm" svg:height="0.962cm" svg:x="3.35cm" svg:y="14.288cm">
          <draw:text-box>
            <text:p text:style-name="P3">Нет</text:p>
          </draw:text-box>
        </draw:frame>
        <draw:connector draw:style-name="gr10" draw:text-style-name="P5" draw:layer="controls" svg:x1="10.2cm" svg:y1="16.225cm" svg:x2="11.075cm" svg:y2="17.35cm" draw:start-shape="id48" draw:start-glue-point="7" draw:end-shape="id51" draw:end-glue-point="5" svg:d="M10200 16225h875v1125" svg:viewBox="0 0 876 1126">
          <text:p/>
        </draw:connector>
        <draw:custom-shape draw:style-name="gr57" draw:text-style-name="P2" xml:id="id52" draw:id="id52" draw:layer="controls" svg:width="8.9cm" svg:height="2cm" svg:x="1.35cm" svg:y="20.25cm">
          <text:p text:style-name="P1">Вывод:</text:p>
          <text:p text:style-name="P1">„Неверный ввод“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1" draw:text-style-name="P5" draw:layer="controls" svg:x1="5.8cm" svg:y1="22.25cm" svg:x2="11.05cm" svg:y2="25.2cm" draw:start-shape="id52" draw:start-glue-point="8" draw:end-shape="id49" draw:end-glue-point="4" svg:d="M5800 22250v1476h5250v1474" svg:viewBox="0 0 5251 2951">
          <text:p/>
        </draw:connector>
        <draw:connector draw:style-name="gr58" draw:text-style-name="P5" draw:layer="controls" svg:x1="2.95cm" svg:y1="16.225cm" svg:x2="5.8cm" svg:y2="20.25cm" draw:start-shape="id48" draw:start-glue-point="5" draw:end-shape="id52" draw:end-glue-point="5" svg:d="M2950 16225h-501v2726h3351v1299" svg:viewBox="0 0 3352 4026">
          <text:p/>
        </draw:connector>
        <draw:connector draw:style-name="gr59" draw:text-style-name="P5" draw:layer="controls" draw:type="line" svg:x1="11.075cm" svg:y1="19.35cm" svg:x2="11.05cm" svg:y2="25.2cm" draw:start-shape="id51" draw:start-glue-point="8" draw:end-shape="id49" draw:end-glue-point="4" svg:d="M11075 19350l-25 5850" svg:viewBox="0 0 26 58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2T13:17:02.271221118</meta:creation-date>
    <dc:date>2022-03-12T18:50:34.460008306</dc:date>
    <meta:editing-duration>PT53M37S</meta:editing-duration>
    <meta:editing-cycles>8</meta:editing-cycles>
    <meta:generator>LibreOffice/7.3.1.3$Linux_X86_64 LibreOffice_project/30$Build-3</meta:generator>
    <meta:document-statistic meta:object-count="132"/>
  </office:meta>
</office:document-meta>
</file>